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F000000F23566261C1D98E9E1.png" manifest:media-type="image/png"/>
  <manifest:file-entry manifest:full-path="Pictures/1000000100000197000001722CE8DCDC2A1CD3D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Droid Sans Devanagari" svg:font-family="'Droid Sans Devanagari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509cm"/>
      <style:paragraph-properties style:writing-mode="lr-tb"/>
    </style:style>
    <style:style style:name="gr3" style:family="graphic" style:parent-style-name="standard">
      <style:graphic-properties draw:stroke="none" draw:fill="none" draw:auto-grow-width="true" fo:min-height="0.628cm" fo:min-width="2.876cm"/>
      <style:paragraph-properties style:writing-mode="lr-tb"/>
    </style:style>
    <style:style style:name="gr4" style:family="graphic" style:parent-style-name="objectwithoutfill">
      <style:graphic-properties draw:stroke="solid" svg:stroke-width="0.1cm" svg:stroke-color="#36648b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>
      <style:graphic-properties style:protect="size"/>
    </style:style>
    <style:style style:name="pr1" style:family="presentation" style:parent-style-name="Textfoli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3" style:family="paragraph">
      <loext:graphic-properties draw:fill="none"/>
      <style:paragraph-properties style:writing-mode="lr-tb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0084d1" loext:opacity="100%" fo:font-size="15pt" fo:text-shadow="1pt 1pt" fo:font-weight="bold" style:font-size-asian="15pt" style:font-weight-asian="bold" style:font-size-complex="15pt" style:font-weight-complex="bold"/>
    </style:style>
    <style:style style:name="T2" style:family="text">
      <style:text-properties fo:color="#0084d1" loext:opacity="100%" fo:font-size="16pt" fo:text-shadow="1pt 1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Überlegen wir uns das an einem Beispiel (1)" draw:style-name="dp1" draw:master-page-name="Textfolie" presentation:presentation-page-layout-name="AL1T19">
        <office:forms form:automatic-focus="false" form:apply-design-mode="false"/>
        <draw:g>
          <draw:frame draw:style-name="gr1" draw:text-style-name="P1" draw:layer="layout" svg:width="5.147cm" svg:height="4.68cm" svg:x="5.76cm" svg:y="11.329cm">
            <draw:image xlink:href="Pictures/1000000100000197000001722CE8DCDC2A1CD3D6.png" xlink:type="simple" xlink:show="embed" xlink:actuate="onLoad" draw:mime-type="image/png">
              <text:p/>
            </draw:image>
          </draw:frame>
          <draw:frame draw:style-name="gr2" draw:text-style-name="P2" draw:layer="layout" svg:width="5.222cm" svg:height="2.759cm" draw:transform="rotate (0.617148423505195) translate (7.39cm 15.75cm)">
            <draw:text-box>
              <text:p><text:span text:style-name="T1">Raspberry Pi mit angeschlossenen Sensoren</text:span></text:p>
            </draw:text-box>
          </draw:frame>
        </draw:g>
        <draw:frame draw:style-name="gr1" draw:text-style-name="P1" draw:layer="layout" svg:width="3.06cm" svg:height="3.098cm" svg:x="23.04cm" svg:y="13.102cm">
          <draw:image xlink:href="Pictures/10000001000000EF000000F23566261C1D98E9E1.png" xlink:type="simple" xlink:show="embed" xlink:actuate="onLoad" draw:mime-type="image/png">
            <text:p/>
          </draw:image>
        </draw:frame>
        <draw:frame draw:style-name="gr3" draw:text-style-name="P3" draw:layer="layout" svg:width="3.376cm" svg:height="0.878cm" draw:transform="rotate (1.5707963267949) translate (25.942cm 16.336cm)">
          <draw:text-box>
            <text:p><text:span text:style-name="T2">Datenbank</text:span></text:p>
          </draw:text-box>
        </draw:frame>
        <draw:path draw:style-name="gr4" draw:text-style-name="P1" draw:layer="layout" svg:width="11.532cm" svg:height="0.466cm" draw:transform="rotate (0.046774823953448) translate (11.3181709483622cm 14.4736566199601cm)" svg:viewBox="0 0 11533 467" svg:d="M0 467c0 0 3499-458 5428-467 1928-9 6105 466 6105 466">
          <text:p/>
        </draw:path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Droid Sans Devanagari" svg:font-family="'Droid Sans Devanagari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Textfolie-background" style:family="presentation">
      <style:graphic-properties draw:stroke="none" draw:fill="none"/>
    </style:style>
    <style:style style:name="Textfolie-backgroundobjects" style:family="presentation">
      <style:graphic-properties draw:shadow="hidden" draw:shadow-offset-x="0.3cm" draw:shadow-offset-y="0.3cm" draw:shadow-color="#808080"/>
    </style:style>
    <style:style style:name="Textfolie-notes" style:family="presentation">
      <style:graphic-properties draw:stroke="none" draw:fill="none">
        <text:list-style style:name="Text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Textfolie-outline1" style:family="presentation">
      <style:graphic-properties draw:stroke="none" draw:fill="none">
        <text:list-style style:name="Tex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500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b500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b500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500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500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500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500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b500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b5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b50000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/>
    </style:style>
    <style:style style:name="Textfolie-outline2" style:family="presentation" style:parent-style-name="Textfolie-outline1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22pt" style:font-size-asian="22pt" style:font-size-complex="22pt"/>
    </style:style>
    <style:style style:name="Textfolie-outline3" style:family="presentation" style:parent-style-name="Textfolie-outline2">
      <style:paragraph-properties fo:margin-left="0.3cm" fo:margin-right="0cm" fo:margin-top="0cm" fo:margin-bottom="0.499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Textfolie-outline4" style:family="presentation" style:parent-style-name="Textfolie-outline3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5" style:family="presentation" style:parent-style-name="Textfolie-outline4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6" style:family="presentation" style:parent-style-name="Textfolie-outline5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7" style:family="presentation" style:parent-style-name="Textfolie-outline6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8" style:family="presentation" style:parent-style-name="Textfolie-outline7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9" style:family="presentation" style:parent-style-name="Textfolie-outline8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-title" style:family="presentation">
      <style:graphic-properties draw:stroke="none" draw:fill="none" draw:fill-color="#f57900" draw:fill-image-width="0cm" draw:fill-image-height="0cm" draw:textarea-vertical-align="middle">
        <text:list-style style:name="Tex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50000" loext:opacity="100%" style:text-outline="false" style:text-line-through-style="none" style:text-line-through-type="none" style:font-name="Bitstream Vera Sans1" fo:font-family="'Bitstream Vera Sans'" style:font-family-generic="swiss" style:font-pitch="variable" fo:font-size="28pt" fo:font-style="normal" fo:text-shadow="1pt 1pt" style:text-underline-style="none" fo:font-weight="bold" style:font-name-asian="HG Mincho Light J" style:font-family-asian="'HG Mincho Light J'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pr1" style:family="presentation" style:parent-style-name="Textfolie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Textfolie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Text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ext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2.4cm" fo:margin-right="0cm" fo:text-indent="-0.8cm"/>
    </style:style>
    <style:style style:name="MP9" style:family="paragraph">
      <style:paragraph-properties fo:margin-left="3.6cm" fo:margin-right="0cm" fo:text-indent="-0.6cm"/>
    </style:style>
    <style:style style:name="MP10" style:family="paragraph">
      <style:paragraph-properties fo:margin-left="4.8cm" fo:margin-right="0cm" fo:text-indent="-0.6cm"/>
    </style:style>
    <style:style style:name="MP11" style:family="paragraph">
      <style:paragraph-properties fo:margin-left="6cm" fo:margin-right="0cm" fo:text-indent="-0.6cm"/>
    </style:style>
    <style:style style:name="MP12" style:family="paragraph">
      <style:paragraph-properties fo:margin-left="7.2cm" fo:margin-right="0cm" fo:text-indent="-0.6cm"/>
    </style:style>
    <style:style style:name="MP13" style:family="paragraph">
      <style:paragraph-properties fo:margin-left="8.4cm" fo:margin-right="0cm" fo:text-indent="-0.6cm"/>
    </style:style>
    <style:style style:name="MP14" style:family="paragraph">
      <style:paragraph-properties fo:margin-left="9.6cm" fo:margin-right="0cm" fo:text-indent="-0.6cm"/>
    </style:style>
    <style:style style:name="MP15" style:family="paragraph">
      <style:paragraph-properties fo:margin-left="10.8cm" fo:margin-right="0cm" fo:text-indent="-0.6cm"/>
    </style:style>
    <style:style style:name="MP16" style:family="paragraph">
      <loext:graphic-properties draw:fill-color="#ffffff"/>
      <style:paragraph-properties fo:margin-left="1.2cm" fo:margin-right="0cm" fo:text-indent="0cm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Textfolie" style:page-layout-name="PM1" draw:style-name="Mdp1">
      <draw:frame presentation:style-name="Mpr1" draw:text-style-name="MP6" draw:layer="backgroundobjects" svg:width="26.5cm" svg:height="2.506cm" svg:x="0.6cm" svg:y="-0.106cm" presentation:class="title">
        <draw:text-box>
          <text:p text:style-name="MP5">Titel einer Folie</text:p>
        </draw:text-box>
      </draw:frame>
      <draw:frame presentation:style-name="Mpr2" draw:text-style-name="MP16" draw:layer="backgroundobjects" svg:width="26.78cm" svg:height="17.46cm" svg:x="0.72cm" svg:y="2.7cm" presentation:class="outline">
        <draw:text-box>
          <text:list text:style-name="ML2">
            <text:list-item>
              <text:p text:style-name="MP7">Ebene 1</text:p>
              <text:list>
                <text:list-item>
                  <text:p text:style-name="MP8">Ebene 2</text:p>
                  <text:list>
                    <text:list-item>
                      <text:p text:style-name="MP9">Ebene 3</text:p>
                      <text:list>
                        <text:list-item>
                          <text:p text:style-name="MP10">Ebene 4</text:p>
                          <text:list>
                            <text:list-item>
                              <text:p text:style-name="MP11">Ebene 5</text:p>
                              <text:list>
                                <text:list-item>
                                  <text:p text:style-name="MP12">Ebene 6</text:p>
                                  <text:list>
                                    <text:list-item>
                                      <text:p text:style-name="MP13">Ebene 7</text:p>
                                      <text:list>
                                        <text:list-item>
                                          <text:p text:style-name="MP14">Ebene 8</text:p>
                                          <text:list>
                                            <text:list-item>
                                              <text:p text:style-name="MP15">Ebene 9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folie-title" draw:layer="backgroundobjects" svg:width="14.848cm" svg:height="11.135cm" svg:x="3.07cm" svg:y="2.257cm" presentation:class="page"/>
        <draw:frame presentation:style-name="Textfolie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meta:creation-date>2009-10-14T20:41:59</meta:creation-date>
    <dc:language>fi-FI</dc:language>
    <meta:editing-cycles>1733</meta:editing-cycles>
    <meta:editing-duration>P9DT1H22M50S</meta:editing-duration>
    <meta:initial-creator>Dennis Schulmeister</meta:initial-creator>
    <dc:date>2022-03-11T14:13:24.266053962</dc:date>
    <dc:creator>Dennis Schulmeister-Zimolong</dc:creator>
    <meta:document-statistic meta:object-count="2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0/share/template/en-US/presnt/Orange.otp"/>
  </office:meta>
</office:document-meta>
</file>